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9-09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7-02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6-24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5-23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4-28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3-21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2-24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5-01-23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4-12-17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4-11-20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4-10-24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4-09-2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4-08-27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4-08-26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4-07-24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4-07-23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4-05-28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4-04-23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4-03-21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4-02-27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4-01-22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3-12-19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3-11-20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3-10-2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3-09-26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3-08-29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3-07-25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3-06-21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3-05-23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3-04-25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3-03-27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3-02-21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3-01-20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2-12-1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2-11-22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2-10-25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2-09-26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2-08-23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2-07-26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2-06-23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2-05-19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2-04-26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2-03-29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2-02-23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2-01-26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1-12-15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1-11-17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1-10-26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1-09-23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1-08-24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1-07-27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1-06-22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1-05-26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1-04-20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1-03-23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1-02-23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1-01-26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0-12-1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0-11-19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0-10-27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0-09-23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0-08-26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0-07-28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0-06-23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0-05-27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0-04-24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0-03-23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0-02-21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20-01-24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19-12-19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19-11-25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19-10-2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19-09-20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5070564901</text:p>
          </table:table-cell>
          <table:table-cell office:value-type="string" calcext:value-type="string">
            <text:p>MA-XGW <text:s/>135 WEYMOUTH, MA</text:p>
          </table:table-cell>
          <table:table-cell office:value-type="string" calcext:value-type="string">
            <text:p>2019-08-27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08" meta:object-count="0"/>
    <meta:user-defined meta:name="AppVersion">3.0</meta:user-defined>
  </office:meta>
</office:document-meta>
</file>